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0b7" officeooo:paragraph-rsid="000940b7"/>
    </style:style>
    <style:style style:name="P2" style:family="paragraph" style:parent-style-name="Standard">
      <style:text-properties fo:font-weight="bold" officeooo:rsid="000940b7" officeooo:paragraph-rsid="000940b7" style:font-weight-asian="bold" style:font-weight-complex="bold"/>
    </style:style>
    <style:style style:name="P3" style:family="paragraph" style:parent-style-name="Standard">
      <style:text-properties fo:font-size="10pt" officeooo:rsid="000940b7" officeooo:paragraph-rsid="000940b7" style:font-size-asian="10pt" style:font-size-complex="10pt"/>
    </style:style>
    <style:style style:name="P4" style:family="paragraph" style:parent-style-name="Standard">
      <style:text-properties officeooo:rsid="000a38cd" officeooo:paragraph-rsid="000a38c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940b7" officeooo:paragraph-rsid="000940b7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a38cd" officeooo:paragraph-rsid="000bd044"/>
    </style:style>
    <style:style style:name="P7" style:family="paragraph" style:parent-style-name="Standard">
      <style:text-properties officeooo:rsid="000a38cd" officeooo:paragraph-rsid="000a38cd"/>
    </style:style>
    <style:style style:name="P8" style:family="paragraph" style:parent-style-name="Standard">
      <style:text-properties officeooo:rsid="000ca77f" officeooo:paragraph-rsid="000ca77f"/>
    </style:style>
    <style:style style:name="T1" style:family="text">
      <style:text-properties officeooo:rsid="000a38cd"/>
    </style:style>
    <style:style style:name="T2" style:family="text">
      <style:text-properties officeooo:rsid="000bd0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ing tomcat on ubuntu server</text:p>
      <text:p text:style-name="P1"/>
      <text:p text:style-name="P1">Login as root user</text:p>
      <text:p text:style-name="P1">sudo -i</text:p>
      <text:p text:style-name="P1"># apt-get install zip</text:p>
      <text:p text:style-name="P1"># wget <text:a xlink:type="simple" xlink:href="http://www-eu.apache.org/dist/tomcat/tomcat-8/v8.5.11/bin/apache-tomcat-8.5.11.zip" text:style-name="Internet_20_link" text:visited-style-name="Visited_20_Internet_20_Link">http://www-eu.apache.org/dist/tomcat/tomcat-8/v8.5.11/bin/apache-tomcat-8.5.11.zip</text:a></text:p>
      <text:p text:style-name="P1"># mv <text:a xlink:type="simple" xlink:href="http://www-eu.apache.org/dist/tomcat/tomcat-8/v8.5.11/bin/apache-tomcat-8.5.11.zip" text:style-name="Internet_20_link" text:visited-style-name="Visited_20_Internet_20_Link">apache-tomcat-8.5.11.zip</text:a> /opt</text:p>
      <text:p text:style-name="P1"># cd /opt</text:p>
      <text:p text:style-name="P1"># unzip <text:a xlink:type="simple" xlink:href="http://www-eu.apache.org/dist/tomcat/tomcat-8/v8.5.11/bin/apache-tomcat-8.5.11.zip" text:style-name="Internet_20_link" text:visited-style-name="Visited_20_Internet_20_Link">apache-tomcat-8.5.11.zip</text:a></text:p>
      <text:p text:style-name="P1"># cd apache-tomcat-8.5.11</text:p>
      <text:p text:style-name="P1"/>
      <text:p text:style-name="P2">Change default tomcat port 8080 to 9090.</text:p>
      <text:p text:style-name="P1">Open conf/server.xml file and look for below mentioned settings</text:p>
      <text:p text:style-name="P1"/>
      <text:p text:style-name="P1"><text:s text:c="4"/>&lt;Connector port="8080" protocol="HTTP/1.1"</text:p>
      <text:p text:style-name="P1">Replace 8080 with 9090</text:p>
      <text:p text:style-name="P1"/>
      <text:p text:style-name="P2">Give tomcat start &amp; stop script executable permission</text:p>
      <text:p text:style-name="P1"># cd /opt/apache-tomcat-8.5.11/bin</text:p>
      <text:p text:style-name="P1"># chmod u+x startup.sh</text:p>
      <text:p text:style-name="P1"># chmod u+x shutdown.sh</text:p>
      <text:p text:style-name="P1"># chmod u+x catalina.sh</text:p>
      <text:p text:style-name="P1"/>
      <text:p text:style-name="P1"># ./startup.sh </text:p>
      <text:p text:style-name="P1"/>
      <text:p text:style-name="P1">Open browser and verify tomcat service</text:p>
      <text:p text:style-name="P1"><text:a xlink:type="simple" xlink:href="http://tomcatIP:9090/" text:style-name="Internet_20_link" text:visited-style-name="Visited_20_Internet_20_Link">http://tomcatIP:9090</text:a></text:p>
      <text:p text:style-name="P1"/>
      <text:p text:style-name="P2">Set user, password &amp; role for tomcat server.</text:p>
      <text:p text:style-name="P2"/>
      <text:p text:style-name="P1"># cd /opt/apache-tomcat-8.5.11/</text:p>
      <text:p text:style-name="P1"># vi conf/tomcat-users.xml</text:p>
      <text:p text:style-name="P1"/>
      <text:p text:style-name="P1">Replace below mentioned content </text:p>
      <text:p text:style-name="P1">--<text:span text:style-name="T1">&gt;</text:span></text:p>
      <text:p text:style-name="P3">&lt;!--</text:p>
      <text:p text:style-name="P3"><text:s text:c="2"/>&lt;role rolename="tomcat"/&gt;</text:p>
      <text:p text:style-name="P3"><text:s text:c="2"/>&lt;role rolename="role1"/&gt;</text:p>
      <text:p text:style-name="P3"><text:s text:c="2"/>&lt;user username="tomcat" password="&lt;must-be-changed&gt;" roles="tomcat"/&gt;</text:p>
      <text:p text:style-name="P3"><text:s text:c="2"/>&lt;user username="both" password="&lt;must-be-changed&gt;" roles="tomcat,role1"/&gt;</text:p>
      <text:p text:style-name="P3"><text:s text:c="2"/>&lt;user username="role1" password="&lt;must-be-changed&gt;" roles="role1"/&gt;</text:p>
      <text:p text:style-name="P3">--&gt;</text:p>
      <text:p text:style-name="P3">&lt;/tomcat-users&gt;</text:p>
      <text:p text:style-name="P1"/>
      <text:p text:style-name="P4">with</text:p>
      <text:p text:style-name="P4"/>
      <text:p text:style-name="P4">--&gt;</text:p>
      <text:p text:style-name="P4"><text:s text:c="2"/>&lt;role rolename="manager-script"/&gt;</text:p>
      <text:p text:style-name="P6"><text:s text:c="3"/>&lt;role rolename="manager-<text:span text:style-name="T2">gui</text:span>"/&gt;</text:p>
      <text:p text:style-name="P6">&lt;role rolename="admin-gui"/&gt;</text:p>
      <text:p text:style-name="P4"><text:s text:c="2"/>&lt;user username="tomcat" password="tomcat" roles="manager-script,<text:span text:style-name="T2">manager-gui</text:span>,admin-gui"/&gt;</text:p>
      <text:p text:style-name="P4">&lt;/tomcat-users&gt;</text:p>
      <text:p text:style-name="P1"/>
      <text:p text:style-name="P1"><text:soft-page-break/></text:p>
      <text:p text:style-name="P1"/>
      <text:p text:style-name="P4"># bin/shutdown.sh</text:p>
      <text:p text:style-name="P4"># bin/startup.sh</text:p>
      <text:p text:style-name="P4"/>
      <text:p text:style-name="P8">In jenkins </text:p>
      <text:p text:style-name="P8"/>
      <text:p text:style-name="P8">under post build actions,select deploy to container plugin</text:p>
      <text:p text:style-name="P8">give <text:s/>**/*.war</text:p>
      <text:p text:style-name="P8"><text:s text:c="8"/>username:runjith</text:p>
      <text:p text:style-name="P8"><text:s text:c="8"/>password:runjith</text:p>
      <text:p text:style-name="P8">http://localipaddress:portnu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52:15.853810562</meta:creation-date>
    <dc:date>2017-03-01T22:20:19.371040693</dc:date>
    <meta:editing-duration>PT10M1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59" meta:character-count="1498" meta:non-whitespace-character-count="1350"/>
  </office:meta>
</office:document-meta>
</file>